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3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1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2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4-0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" calcext:value-type="float">
            <text:p>6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90270967742" calcext:value-type="float">
            <text:p>6.9399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16775" calcext:value-type="float">
            <text:p>7.819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6264" calcext:value-type="float">
            <text:p>7.6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08925" calcext:value-type="float">
            <text:p>7.1910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548" calcext:value-type="float">
            <text:p>7.55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9525" calcext:value-type="float">
            <text:p>7.9248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92425" calcext:value-type="float">
            <text:p>7.394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28128" calcext:value-type="float">
            <text:p>7.1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483" calcext:value-type="float">
            <text:p>6.531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8592" calcext:value-type="float">
            <text:p>6.39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97125" calcext:value-type="float">
            <text:p>5.8659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25103448276" calcext:value-type="float">
            <text:p>6.5542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1085" calcext:value-type="float">
            <text:p>6.9641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87563636364" calcext:value-type="float">
            <text:p>8.5068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9256" calcext:value-type="float">
            <text:p>8.49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9755" calcext:value-type="float">
            <text:p>8.566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7744" calcext:value-type="float">
            <text:p>7.6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385" calcext:value-type="float">
            <text:p>8.03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86296774194" calcext:value-type="float">
            <text:p>7.5928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3552" calcext:value-type="float">
            <text:p>7.69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5555" calcext:value-type="float">
            <text:p>7.492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30916129032" calcext:value-type="float">
            <text:p>7.033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26916129032" calcext:value-type="float">
            <text:p>6.713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85710344828" calcext:value-type="float">
            <text:p>6.39785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7424516129" calcext:value-type="float">
            <text:p>6.210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728929032258" calcext:value-type="float">
            <text:p>6.4072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77517241379" calcext:value-type="float">
            <text:p>7.9757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095075" calcext:value-type="float">
            <text:p>9.130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3192" calcext:value-type="float">
            <text:p>8.54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90225" calcext:value-type="float">
            <text:p>8.742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195716129032" calcext:value-type="float">
            <text:p>9.931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22816" calcext:value-type="float">
            <text:p>9.82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53825" calcext:value-type="float">
            <text:p>9.259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676438709677" calcext:value-type="float">
            <text:p>9.2867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99432258065" calcext:value-type="float">
            <text:p>9.4549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1108965517" calcext:value-type="float">
            <text:p>10.11011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43442580645" calcext:value-type="float">
            <text:p>10.964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2555" calcext:value-type="float">
            <text:p>10.807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836" calcext:value-type="float">
            <text:p>10.75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018075" calcext:value-type="float">
            <text:p>10.5901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708" calcext:value-type="float">
            <text:p>10.36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112516129" calcext:value-type="float">
            <text:p>10.081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01710967742" calcext:value-type="float">
            <text:p>9.2101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24" calcext:value-type="float">
            <text:p>8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98864516129" calcext:value-type="float">
            <text:p>8.241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28696774194" calcext:value-type="float">
            <text:p>7.556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87535483871" calcext:value-type="float">
            <text:p>7.052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53828571429" calcext:value-type="float">
            <text:p>6.4295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47303225807" calcext:value-type="float">
            <text:p>6.9064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97264516129" calcext:value-type="float">
            <text:p>8.74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43675" calcext:value-type="float">
            <text:p>9.971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9755" calcext:value-type="float">
            <text:p>9.46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17552" calcext:value-type="float">
            <text:p>8.8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92206451613" calcext:value-type="float">
            <text:p>8.286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093975" calcext:value-type="float">
            <text:p>8.280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7232" calcext:value-type="float">
            <text:p>7.8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58455" calcext:value-type="float">
            <text:p>7.145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7248" calcext:value-type="float">
            <text:p>5.77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0755" calcext:value-type="float">
            <text:p>6.319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57379310345" calcext:value-type="float">
            <text:p>6.2725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51425" calcext:value-type="float">
            <text:p>6.7815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10775" calcext:value-type="float">
            <text:p>7.7201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7987" calcext:value-type="float">
            <text:p>8.277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13548387097" calcext:value-type="float">
            <text:p>8.286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51138461539" calcext:value-type="float">
            <text:p>7.98951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53425" calcext:value-type="float">
            <text:p>7.3225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63605" calcext:value-type="float">
            <text:p>7.4563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756" calcext:value-type="float">
            <text:p>7.82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7805" calcext:value-type="float">
            <text:p>7.768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79911111111" calcext:value-type="float">
            <text:p>6.78879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86105" calcext:value-type="float">
            <text:p>6.408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4364137931" calcext:value-type="float">
            <text:p>6.2244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952825806452" calcext:value-type="float">
            <text:p>5.959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10475" calcext:value-type="float">
            <text:p>6.9341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5865" calcext:value-type="float">
            <text:p>7.359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55380645161" calcext:value-type="float">
            <text:p>7.0365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477485714286" calcext:value-type="float">
            <text:p>7.6147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66683870968" calcext:value-type="float">
            <text:p>7.633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127" calcext:value-type="float">
            <text:p>7.493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2808" calcext:value-type="float">
            <text:p>5.9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39645" calcext:value-type="float">
            <text:p>6.5739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67742857143" calcext:value-type="float">
            <text:p>6.8896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10675" calcext:value-type="float">
            <text:p>7.3311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97975" calcext:value-type="float">
            <text:p>7.838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1072" calcext:value-type="float">
            <text:p>7.7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117" calcext:value-type="float">
            <text:p>7.413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63107692308" calcext:value-type="float">
            <text:p>6.89563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82725" calcext:value-type="float">
            <text:p>6.999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85393548387" calcext:value-type="float">
            <text:p>7.827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015948387097" calcext:value-type="float">
            <text:p>9.240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2576" calcext:value-type="float">
            <text:p>8.2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28077419355" calcext:value-type="float">
            <text:p>7.064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4735" calcext:value-type="float">
            <text:p>6.8364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9254285714" calcext:value-type="float">
            <text:p>11.1599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225" calcext:value-type="float">
            <text:p>13.23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42309677419" calcext:value-type="float">
            <text:p>13.204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88075" calcext:value-type="float">
            <text:p>13.1428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6291612903" calcext:value-type="float">
            <text:p>13.0226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2256" calcext:value-type="float">
            <text:p>12.93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4270967742" calcext:value-type="float">
            <text:p>13.163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60988387097" calcext:value-type="float">
            <text:p>13.3760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31968" calcext:value-type="float">
            <text:p>13.2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01025" calcext:value-type="float">
            <text:p>13.0360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18168" calcext:value-type="float">
            <text:p>12.35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75779310345" calcext:value-type="float">
            <text:p>12.677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88761290323" calcext:value-type="float">
            <text:p>12.638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80775" calcext:value-type="float">
            <text:p>12.5588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93022222222" calcext:value-type="float">
            <text:p>12.4793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27574193548" calcext:value-type="float">
            <text:p>12.352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0728" calcext:value-type="float">
            <text:p>12.11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90525" calcext:value-type="float">
            <text:p>11.814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79975" calcext:value-type="float">
            <text:p>11.7327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5728" calcext:value-type="float">
            <text:p>12.30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67365" calcext:value-type="float">
            <text:p>11.226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6424" calcext:value-type="float">
            <text:p>9.38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37032258065" calcext:value-type="float">
            <text:p>8.653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94372413793" calcext:value-type="float">
            <text:p>8.52294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92789677419" calcext:value-type="float">
            <text:p>10.159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3300645161" calcext:value-type="float">
            <text:p>10.027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4488" calcext:value-type="float">
            <text:p>9.78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648077419355" calcext:value-type="float">
            <text:p>9.4264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424" calcext:value-type="float">
            <text:p>8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52575" calcext:value-type="float">
            <text:p>8.397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12283870968" calcext:value-type="float">
            <text:p>8.2341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4752" calcext:value-type="float">
            <text:p>7.63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23070967742" calcext:value-type="float">
            <text:p>6.8972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20438709677" calcext:value-type="float">
            <text:p>6.330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78703448276" calcext:value-type="float">
            <text:p>5.8897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83277419355" calcext:value-type="float">
            <text:p>6.5278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81651612903" calcext:value-type="float">
            <text:p>7.331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3832" calcext:value-type="float">
            <text:p>8.04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74116129032" calcext:value-type="float">
            <text:p>7.822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36464516129" calcext:value-type="float">
            <text:p>7.440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25625806452" calcext:value-type="float">
            <text:p>7.212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1225" calcext:value-type="float">
            <text:p>7.457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1896" calcext:value-type="float">
            <text:p>7.0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0075" calcext:value-type="float">
            <text:p>6.1782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14" calcext:value-type="float">
            <text:p>5.1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231122580645" calcext:value-type="float">
            <text:p>9.102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43714285714" calcext:value-type="float">
            <text:p>8.9404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58477419355" calcext:value-type="float">
            <text:p>8.3535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53548387097" calcext:value-type="float">
            <text:p>8.819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64508387097" calcext:value-type="float">
            <text:p>10.096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968516129" calcext:value-type="float">
            <text:p>10.452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568" calcext:value-type="float">
            <text:p>10.0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5215483871" calcext:value-type="float">
            <text:p>10.760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08449032258" calcext:value-type="float">
            <text:p>11.110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30088888889" calcext:value-type="float">
            <text:p>11.2330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4854193548" calcext:value-type="float">
            <text:p>10.5574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10322580645" calcext:value-type="float">
            <text:p>7.819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232" calcext:value-type="float">
            <text:p>9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91672258065" calcext:value-type="float">
            <text:p>11.3791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2467096774" calcext:value-type="float">
            <text:p>11.978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63776551724" calcext:value-type="float">
            <text:p>11.66637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544" calcext:value-type="float">
            <text:p>11.4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919483871" calcext:value-type="float">
            <text:p>11.510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78" calcext:value-type="float">
            <text:p>10.93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5393548387" calcext:value-type="float">
            <text:p>10.46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3896" calcext:value-type="float">
            <text:p>8.40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1225" calcext:value-type="float">
            <text:p>7.83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56742857143" calcext:value-type="float">
            <text:p>7.9145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139122580645" calcext:value-type="float">
            <text:p>9.3613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6774193548" calcext:value-type="float">
            <text:p>10.56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1632" calcext:value-type="float">
            <text:p>10.6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8712258065" calcext:value-type="float">
            <text:p>10.5348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76548571429" calcext:value-type="float">
            <text:p>10.3376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5228387097" calcext:value-type="float">
            <text:p>10.2915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1243870968" calcext:value-type="float">
            <text:p>10.262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97144" calcext:value-type="float">
            <text:p>9.4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887070967742" calcext:value-type="float">
            <text:p>8.5888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29961290323" calcext:value-type="float">
            <text:p>7.6082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629131034483" calcext:value-type="float">
            <text:p>6.66629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73341935484" calcext:value-type="float">
            <text:p>6.445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18342857143" calcext:value-type="float">
            <text:p>7.5091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3368" calcext:value-type="float">
            <text:p>7.8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11425" calcext:value-type="float">
            <text:p>7.3911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7688" calcext:value-type="float">
            <text:p>6.88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69419354839" calcext:value-type="float">
            <text:p>6.377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91329032258" calcext:value-type="float">
            <text:p>6.065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872" calcext:value-type="float">
            <text:p>7.2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11432258064" calcext:value-type="float">
            <text:p>6.9861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0984" calcext:value-type="float">
            <text:p>5.41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25187096774" calcext:value-type="float">
            <text:p>7.054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767914285714" calcext:value-type="float">
            <text:p>7.4476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50967741936" calcext:value-type="float">
            <text:p>7.5315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00309677419" calcext:value-type="float">
            <text:p>7.8660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9952" calcext:value-type="float">
            <text:p>8.1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1645" calcext:value-type="float">
            <text:p>7.412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96142857143" calcext:value-type="float">
            <text:p>7.6379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13729032258" calcext:value-type="float">
            <text:p>9.763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49083870968" calcext:value-type="float">
            <text:p>8.8924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5968" calcext:value-type="float">
            <text:p>8.55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01475" calcext:value-type="float">
            <text:p>8.5000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1296" calcext:value-type="float">
            <text:p>8.47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47716129032" calcext:value-type="float">
            <text:p>7.615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596055172414" calcext:value-type="float">
            <text:p>7.64596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44077419355" calcext:value-type="float">
            <text:p>8.344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15896774194" calcext:value-type="float">
            <text:p>8.0561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68051612903" calcext:value-type="float">
            <text:p>7.767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8875" calcext:value-type="float">
            <text:p>7.481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58116129032" calcext:value-type="float">
            <text:p>6.9235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92387096774" calcext:value-type="float">
            <text:p>6.334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5275" calcext:value-type="float">
            <text:p>8.030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756" calcext:value-type="float">
            <text:p>7.5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56129032258" calcext:value-type="float">
            <text:p>7.440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90219354839" calcext:value-type="float">
            <text:p>6.898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345212903226" calcext:value-type="float">
            <text:p>8.1034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71642857143" calcext:value-type="float">
            <text:p>11.0571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142" calcext:value-type="float">
            <text:p>11.3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50252903226" calcext:value-type="float">
            <text:p>11.915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1728" calcext:value-type="float">
            <text:p>12.15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54475" calcext:value-type="float">
            <text:p>12.359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94568" calcext:value-type="float">
            <text:p>12.51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9985" calcext:value-type="float">
            <text:p>12.5609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94064" calcext:value-type="float">
            <text:p>13.5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46771612903" calcext:value-type="float">
            <text:p>12.644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6369032258" calcext:value-type="float">
            <text:p>11.732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00629677419" calcext:value-type="float">
            <text:p>11.8600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56265714286" calcext:value-type="float">
            <text:p>11.9256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9075" calcext:value-type="float">
            <text:p>11.832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3287741936" calcext:value-type="float">
            <text:p>11.639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4892903226" calcext:value-type="float">
            <text:p>11.436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49917419355" calcext:value-type="float">
            <text:p>11.154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5208" calcext:value-type="float">
            <text:p>10.99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9909677419" calcext:value-type="float">
            <text:p>11.283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1735" calcext:value-type="float">
            <text:p>10.5321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47075" calcext:value-type="float">
            <text:p>9.481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00877419355" calcext:value-type="float">
            <text:p>9.079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391025" calcext:value-type="float">
            <text:p>7.6639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36875" calcext:value-type="float">
            <text:p>10.951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63691428571" calcext:value-type="float">
            <text:p>12.2063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5156363636" calcext:value-type="float">
            <text:p>12.2305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20925" calcext:value-type="float">
            <text:p>12.342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4768" calcext:value-type="float">
            <text:p>12.29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0990967742" calcext:value-type="float">
            <text:p>12.444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1177142857" calcext:value-type="float">
            <text:p>12.5351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5411428571" calcext:value-type="float">
            <text:p>12.4395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2145" calcext:value-type="float">
            <text:p>12.384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7418947368" calcext:value-type="float">
            <text:p>11.97174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0059354839" calcext:value-type="float">
            <text:p>11.711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5264" calcext:value-type="float">
            <text:p>10.4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3610322581" calcext:value-type="float">
            <text:p>10.201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1015172414" calcext:value-type="float">
            <text:p>10.3241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4895483871" calcext:value-type="float">
            <text:p>10.504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8775483871" calcext:value-type="float">
            <text:p>10.358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2016" calcext:value-type="float">
            <text:p>10.07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35303225807" calcext:value-type="float">
            <text:p>9.7563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1448" calcext:value-type="float">
            <text:p>9.51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843741935484" calcext:value-type="float">
            <text:p>8.268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35805" calcext:value-type="float">
            <text:p>8.073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39686956522" calcext:value-type="float">
            <text:p>9.917396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063621052632" calcext:value-type="float">
            <text:p>9.02063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18761290323" calcext:value-type="float">
            <text:p>8.2361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51875" calcext:value-type="float">
            <text:p>7.215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34317241379" calcext:value-type="float">
            <text:p>6.8053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86175" calcext:value-type="float">
            <text:p>7.2758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7745" calcext:value-type="float">
            <text:p>7.339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35612903226" calcext:value-type="float">
            <text:p>6.954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83388235294" calcext:value-type="float">
            <text:p>6.559833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20361290323" calcext:value-type="float">
            <text:p>6.840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10875" calcext:value-type="float">
            <text:p>7.3471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47767741936" calcext:value-type="float">
            <text:p>7.656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74761290322" calcext:value-type="float">
            <text:p>7.76374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49375" calcext:value-type="float">
            <text:p>6.6174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72670967742" calcext:value-type="float">
            <text:p>5.5317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82690909091" calcext:value-type="float">
            <text:p>4.76882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63972413793" calcext:value-type="float">
            <text:p>5.3286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66325" calcext:value-type="float">
            <text:p>5.3066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951690322581" calcext:value-type="float">
            <text:p>5.819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5432" calcext:value-type="float">
            <text:p>7.03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93470967742" calcext:value-type="float">
            <text:p>9.481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0528" calcext:value-type="float">
            <text:p>9.92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31314285714" calcext:value-type="float">
            <text:p>8.7103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1692" calcext:value-type="float">
            <text:p>8.36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95793548387" calcext:value-type="float">
            <text:p>7.516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63227586207" calcext:value-type="float">
            <text:p>7.51563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72567741936" calcext:value-type="float">
            <text:p>6.973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63767741936" calcext:value-type="float">
            <text:p>6.2696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17495652174" calcext:value-type="float">
            <text:p>6.56817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791105882353" calcext:value-type="float">
            <text:p>8.297911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66568" calcext:value-type="float">
            <text:p>9.16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804851612903" calcext:value-type="float">
            <text:p>9.188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85275" calcext:value-type="float">
            <text:p>8.727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756258064516" calcext:value-type="float">
            <text:p>9.257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00072727273" calcext:value-type="float">
            <text:p>9.83100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4735483871" calcext:value-type="float">
            <text:p>11.138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2095483871" calcext:value-type="float">
            <text:p>8.645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53475" calcext:value-type="float">
            <text:p>7.7075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35329032258" calcext:value-type="float">
            <text:p>6.538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81025" calcext:value-type="float">
            <text:p>7.2448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7472" calcext:value-type="float">
            <text:p>8.16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836" calcext:value-type="float">
            <text:p>8.9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2903" calcext:value-type="float">
            <text:p>9.00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7184" calcext:value-type="float">
            <text:p>8.97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63561290323" calcext:value-type="float">
            <text:p>8.7726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50784" calcext:value-type="float">
            <text:p>8.42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163483870968" calcext:value-type="float">
            <text:p>8.901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97290322581" calcext:value-type="float">
            <text:p>7.943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0456" calcext:value-type="float">
            <text:p>6.9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87535483871" calcext:value-type="float">
            <text:p>7.052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9416" calcext:value-type="float">
            <text:p>6.33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08283870968" calcext:value-type="float">
            <text:p>5.628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921057142857" calcext:value-type="float">
            <text:p>5.5492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22993548387" calcext:value-type="float">
            <text:p>6.264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608696774193" calcext:value-type="float">
            <text:p>5.95608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2808" calcext:value-type="float">
            <text:p>6.2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48416" calcext:value-type="float">
            <text:p>5.443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8072" calcext:value-type="float">
            <text:p>6.2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02090322581" calcext:value-type="float">
            <text:p>6.423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9296" calcext:value-type="float">
            <text:p>6.3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0335" calcext:value-type="float">
            <text:p>8.2690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669" calcext:value-type="float">
            <text:p>8.019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2576" calcext:value-type="float">
            <text:p>6.83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911096774194" calcext:value-type="float">
            <text:p>6.5291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26742857143" calcext:value-type="float">
            <text:p>7.4192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86658064516" calcext:value-type="float">
            <text:p>8.641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147819354839" calcext:value-type="float">
            <text:p>9.221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025780645161" calcext:value-type="float">
            <text:p>9.240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2384" calcext:value-type="float">
            <text:p>8.56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925909677419" calcext:value-type="float">
            <text:p>8.0092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07509677419" calcext:value-type="float">
            <text:p>8.061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8856" calcext:value-type="float">
            <text:p>8.43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41135483871" calcext:value-type="float">
            <text:p>7.531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32825806452" calcext:value-type="float">
            <text:p>5.883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75277419355" calcext:value-type="float">
            <text:p>5.8877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63428571429" calcext:value-type="float">
            <text:p>6.4356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27535483871" calcext:value-type="float">
            <text:p>6.443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17522580645" calcext:value-type="float">
            <text:p>7.6331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99019354839" calcext:value-type="float">
            <text:p>8.7459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22864516129" calcext:value-type="float">
            <text:p>8.638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73625806452" calcext:value-type="float">
            <text:p>8.3857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178090322581" calcext:value-type="float">
            <text:p>7.931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397" calcext:value-type="float">
            <text:p>8.891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3752" calcext:value-type="float">
            <text:p>7.9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82967741936" calcext:value-type="float">
            <text:p>8.1868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04875" calcext:value-type="float">
            <text:p>6.8670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76851612903" calcext:value-type="float">
            <text:p>6.185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6824" calcext:value-type="float">
            <text:p>6.65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1645" calcext:value-type="float">
            <text:p>8.555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368925" calcext:value-type="float">
            <text:p>8.9436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42856" calcext:value-type="float">
            <text:p>8.58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79490909091" calcext:value-type="float">
            <text:p>8.0687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3664" calcext:value-type="float">
            <text:p>7.68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29454545455" calcext:value-type="float">
            <text:p>6.96329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67329032258" calcext:value-type="float">
            <text:p>7.193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34787096774" calcext:value-type="float">
            <text:p>7.822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24575" calcext:value-type="float">
            <text:p>7.3002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59329032258" calcext:value-type="float">
            <text:p>6.9345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27767741936" calcext:value-type="float">
            <text:p>6.8182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28634482759" calcext:value-type="float">
            <text:p>7.3622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02775" calcext:value-type="float">
            <text:p>10.5090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7912516129" calcext:value-type="float">
            <text:p>11.147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976516129" calcext:value-type="float">
            <text:p>10.8979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08203636364" calcext:value-type="float">
            <text:p>10.65082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2529032258" calcext:value-type="float">
            <text:p>10.18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6831" calcext:value-type="float">
            <text:p>9.696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82525" calcext:value-type="float">
            <text:p>9.2698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9251612903" calcext:value-type="float">
            <text:p>10.056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34135" calcext:value-type="float">
            <text:p>9.023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52180645161" calcext:value-type="float">
            <text:p>7.542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5245" calcext:value-type="float">
            <text:p>7.244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82703448276" calcext:value-type="float">
            <text:p>6.97182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32975" calcext:value-type="float">
            <text:p>6.829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56619354839" calcext:value-type="float">
            <text:p>9.5445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833" calcext:value-type="float">
            <text:p>9.49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094038709677" calcext:value-type="float">
            <text:p>9.170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162322580645" calcext:value-type="float">
            <text:p>8.9316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337725" calcext:value-type="float">
            <text:p>8.733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3685" calcext:value-type="float">
            <text:p>7.901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75664516129" calcext:value-type="float">
            <text:p>9.814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557" calcext:value-type="float">
            <text:p>10.171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58941935484" calcext:value-type="float">
            <text:p>9.8655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6035" calcext:value-type="float">
            <text:p>10.162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3646896552" calcext:value-type="float">
            <text:p>11.1553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47275" calcext:value-type="float">
            <text:p>11.0214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248925" calcext:value-type="float">
            <text:p>10.772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8082580645" calcext:value-type="float">
            <text:p>10.485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4570322581" calcext:value-type="float">
            <text:p>10.207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37752" calcext:value-type="float">
            <text:p>9.7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59277419355" calcext:value-type="float">
            <text:p>9.560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114864516129" calcext:value-type="float">
            <text:p>9.141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8752" calcext:value-type="float">
            <text:p>9.94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17393548387" calcext:value-type="float">
            <text:p>8.1021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01393548387" calcext:value-type="float">
            <text:p>7.203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22683870968" calcext:value-type="float">
            <text:p>6.780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75531034483" calcext:value-type="float">
            <text:p>8.09275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92775" calcext:value-type="float">
            <text:p>10.089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23896774194" calcext:value-type="float">
            <text:p>9.839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401677419355" calcext:value-type="float">
            <text:p>9.5240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2736" calcext:value-type="float">
            <text:p>8.86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94709677419" calcext:value-type="float">
            <text:p>8.179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11096774193" calcext:value-type="float">
            <text:p>7.67211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0768" calcext:value-type="float">
            <text:p>7.95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33677419355" calcext:value-type="float">
            <text:p>7.893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2136" calcext:value-type="float">
            <text:p>7.75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25212903226" calcext:value-type="float">
            <text:p>6.122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386" calcext:value-type="float">
            <text:p>6.517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99690322581" calcext:value-type="float">
            <text:p>7.7549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3370322581" calcext:value-type="float">
            <text:p>10.3903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7128" calcext:value-type="float">
            <text:p>11.2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99475" calcext:value-type="float">
            <text:p>11.0069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5984" calcext:value-type="float">
            <text:p>10.68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6776774194" calcext:value-type="float">
            <text:p>10.780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2110967742" calcext:value-type="float">
            <text:p>11.054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82224" calcext:value-type="float">
            <text:p>9.95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13341935484" calcext:value-type="float">
            <text:p>8.5031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592" calcext:value-type="float">
            <text:p>7.5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7264516129" calcext:value-type="float">
            <text:p>6.46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32171428572" calcext:value-type="float">
            <text:p>6.16632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68593548387" calcext:value-type="float">
            <text:p>6.864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98683870968" calcext:value-type="float">
            <text:p>6.7649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90864516129" calcext:value-type="float">
            <text:p>9.125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46296774194" calcext:value-type="float">
            <text:p>9.726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66264" calcext:value-type="float">
            <text:p>9.1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88129032258" calcext:value-type="float">
            <text:p>9.238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94141935484" calcext:value-type="float">
            <text:p>9.633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8976" calcext:value-type="float">
            <text:p>8.90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771375" calcext:value-type="float">
            <text:p>8.3777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468" calcext:value-type="float">
            <text:p>8.06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43303225806" calcext:value-type="float">
            <text:p>7.3484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078" calcext:value-type="float">
            <text:p>7.101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609496774194" calcext:value-type="float">
            <text:p>8.3060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28942857143" calcext:value-type="float">
            <text:p>8.3572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12857142857" calcext:value-type="float">
            <text:p>7.9411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94838709678" calcext:value-type="float">
            <text:p>7.7109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4392" calcext:value-type="float">
            <text:p>7.0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89511111111" calcext:value-type="float">
            <text:p>6.92189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746" calcext:value-type="float">
            <text:p>7.87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50219354839" calcext:value-type="float">
            <text:p>6.746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1088" calcext:value-type="float">
            <text:p>5.6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3496" calcext:value-type="float">
            <text:p>5.41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037" calcext:value-type="float">
            <text:p>5.75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2736" calcext:value-type="float">
            <text:p>6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37187096774" calcext:value-type="float">
            <text:p>6.4903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2896" calcext:value-type="float">
            <text:p>7.85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45883870968" calcext:value-type="float">
            <text:p>7.493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616" calcext:value-type="float">
            <text:p>7.0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108" calcext:value-type="float">
            <text:p>6.9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079303225807" calcext:value-type="float">
            <text:p>7.1807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6592" calcext:value-type="float">
            <text:p>6.82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93858064516" calcext:value-type="float">
            <text:p>6.1699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20432" calcext:value-type="float">
            <text:p>5.8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42322580645" calcext:value-type="float">
            <text:p>5.807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90028571429" calcext:value-type="float">
            <text:p>6.2779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24929032258" calcext:value-type="float">
            <text:p>6.849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87716129032" calcext:value-type="float">
            <text:p>8.9108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80307692308" calcext:value-type="float">
            <text:p>9.4148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368544" calcext:value-type="float">
            <text:p>8.94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5936" calcext:value-type="float">
            <text:p>8.6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67303225806" calcext:value-type="float">
            <text:p>8.5066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31277419355" calcext:value-type="float">
            <text:p>9.606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0076" calcext:value-type="float">
            <text:p>8.9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23870967742" calcext:value-type="float">
            <text:p>8.104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89656" calcext:value-type="float">
            <text:p>7.92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10322580645" calcext:value-type="float">
            <text:p>7.819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0835862069" calcext:value-type="float">
            <text:p>8.6040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6872258065" calcext:value-type="float">
            <text:p>10.5866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4523870968" calcext:value-type="float">
            <text:p>11.743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9259354839" calcext:value-type="float">
            <text:p>11.8329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0753548387" calcext:value-type="float">
            <text:p>11.701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5328" calcext:value-type="float">
            <text:p>11.22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4092903226" calcext:value-type="float">
            <text:p>11.558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20416" calcext:value-type="float">
            <text:p>11.71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6942222222" calcext:value-type="float">
            <text:p>11.1706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964336842105" calcext:value-type="float">
            <text:p>9.739643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55377777778" calcext:value-type="float">
            <text:p>9.86355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43542857143" calcext:value-type="float">
            <text:p>9.9064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0117" calcext:value-type="float">
            <text:p>10.080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376206451613" calcext:value-type="float">
            <text:p>9.673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2376" calcext:value-type="float">
            <text:p>9.34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12567741936" calcext:value-type="float">
            <text:p>9.031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2088" calcext:value-type="float">
            <text:p>8.8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912516129032" calcext:value-type="float">
            <text:p>8.6091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92077419355" calcext:value-type="float">
            <text:p>8.374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044" calcext:value-type="float">
            <text:p>6.95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78270967742" calcext:value-type="float">
            <text:p>5.9797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3736" calcext:value-type="float">
            <text:p>5.3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68903225806" calcext:value-type="float">
            <text:p>6.348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673213793103" calcext:value-type="float">
            <text:p>7.27673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27948387097" calcext:value-type="float">
            <text:p>8.295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11764705882" calcext:value-type="float">
            <text:p>8.225117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621625806452" calcext:value-type="float">
            <text:p>8.416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95122580645" calcext:value-type="float">
            <text:p>7.745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2232" calcext:value-type="float">
            <text:p>7.6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71251612903" calcext:value-type="float">
            <text:p>7.261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8072" calcext:value-type="float">
            <text:p>6.86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19084153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90" meta:object-count="0"/>
    <meta:user-defined meta:name="AppVersion">3.0</meta:user-defined>
  </office:meta>
</office:document-meta>
</file>